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4acf49" officeooo:paragraph-rsid="004acf49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fo:language="fr" fo:country="FR"/>
    </style:style>
    <style:style style:name="P33" style:family="paragraph" style:parent-style-name="Text_20_body">
      <style:text-properties fo:language="fr" fo:country="FR" officeooo:rsid="00112714" officeooo:paragraph-rsid="00112714" fo:background-color="transparent"/>
    </style:style>
    <style:style style:name="P34" style:family="paragraph" style:parent-style-name="Text_20_body">
      <style:text-properties fo:language="fr" fo:country="FR" officeooo:rsid="004f9d58" officeooo:paragraph-rsid="004f9d58" fo:background-color="transparent"/>
    </style:style>
    <style:style style:name="P35" style:family="paragraph" style:parent-style-name="Text_20_body">
      <style:text-properties fo:language="fr" fo:country="FR" officeooo:rsid="00536324" officeooo:paragraph-rsid="00536324"/>
    </style:style>
    <style:style style:name="P36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7" style:family="paragraph" style:parent-style-name="Text_20_body">
      <style:text-properties officeooo:paragraph-rsid="0032d14d"/>
    </style:style>
    <style:style style:name="P38" style:family="paragraph" style:parent-style-name="Text_20_body">
      <style:paragraph-properties fo:text-align="justify" style:justify-single-word="false"/>
      <style:text-properties officeooo:paragraph-rsid="0032d14d"/>
    </style:style>
    <style:style style:name="P39" style:family="paragraph" style:parent-style-name="Text_20_body">
      <style:text-properties officeooo:rsid="003b8f9a" officeooo:paragraph-rsid="003b8f9a"/>
    </style:style>
    <style:style style:name="P40" style:family="paragraph" style:parent-style-name="Text_20_body">
      <style:text-properties officeooo:rsid="003b1bfb" officeooo:paragraph-rsid="00453a37"/>
    </style:style>
    <style:style style:name="P41" style:family="paragraph" style:parent-style-name="Text_20_body">
      <style:text-properties officeooo:paragraph-rsid="0043723c"/>
    </style:style>
    <style:style style:name="P42" style:family="paragraph" style:parent-style-name="Text_20_body">
      <style:text-properties officeooo:paragraph-rsid="004f9d58"/>
    </style:style>
    <style:style style:name="P43" style:family="paragraph" style:parent-style-name="Text_20_body">
      <style:text-properties officeooo:paragraph-rsid="0012207d"/>
    </style:style>
    <style:style style:name="P44" style:family="paragraph" style:parent-style-name="Balise">
      <style:text-properties style:use-window-font-color="true"/>
    </style:style>
    <style:style style:name="P45" style:family="paragraph" style:parent-style-name="Code">
      <style:text-properties style:font-name="DejaVu Sans1" fo:font-size="10pt" style:font-size-asian="10pt" style:font-size-complex="10pt"/>
    </style:style>
    <style:style style:name="P46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Tableau_20_entête">
      <style:paragraph-properties fo:text-align="center" style:justify-single-word="false"/>
    </style:style>
    <style:style style:name="P4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3" style:family="paragraph" style:parent-style-name="Heading_20_2">
      <style:text-properties officeooo:paragraph-rsid="0043723c"/>
    </style:style>
    <style:style style:name="P54" style:family="paragraph" style:parent-style-name="Heading_20_2">
      <style:text-properties officeooo:paragraph-rsid="003b8f9a"/>
    </style:style>
    <style:style style:name="P55" style:family="paragraph" style:parent-style-name="Heading_20_3">
      <style:text-properties officeooo:paragraph-rsid="0032d14d"/>
    </style:style>
    <style:style style:name="P56" style:family="paragraph" style:parent-style-name="Heading_20_3">
      <style:text-properties officeooo:paragraph-rsid="00453a37"/>
    </style:style>
    <style:style style:name="P57" style:family="paragraph" style:parent-style-name="Heading_20_4">
      <style:text-properties fo:language="fr" fo:country="FR" officeooo:paragraph-rsid="0012207d"/>
    </style:style>
    <style:style style:name="P58" style:family="paragraph" style:parent-style-name="Heading_20_4">
      <style:text-properties officeooo:paragraph-rsid="00453a37"/>
    </style:style>
    <style:style style:name="P59" style:family="paragraph" style:parent-style-name="Heading_20_1">
      <style:text-properties officeooo:rsid="003b1bfb" officeooo:paragraph-rsid="003b1bfb"/>
    </style:style>
    <style:style style:name="P60" style:family="paragraph" style:parent-style-name="Heading_20_1">
      <style:text-properties officeooo:rsid="0040009e" officeooo:paragraph-rsid="0040009e"/>
    </style:style>
    <style:style style:name="P61" style:family="paragraph" style:parent-style-name="Heading_20_1">
      <style:paragraph-properties fo:break-before="page"/>
      <style:text-properties fo:color="#ffffff"/>
    </style:style>
    <style:style style:name="P62" style:family="paragraph" style:parent-style-name="Text_20_body" style:list-style-name="L1">
      <style:text-properties officeooo:paragraph-rsid="004dd2d2"/>
    </style:style>
    <style:style style:name="P63" style:family="paragraph" style:parent-style-name="Text_20_body" style:list-style-name="L1">
      <style:text-properties officeooo:rsid="004dd2d2" officeooo:paragraph-rsid="004dd2d2"/>
    </style:style>
    <style:style style:name="P64" style:family="paragraph" style:parent-style-name="Text_20_body" style:list-style-name="L1">
      <style:text-properties fo:font-weight="bold" officeooo:rsid="00719988" officeooo:paragraph-rsid="004dd2d2" style:font-weight-asian="bold" style:font-weight-complex="bold"/>
    </style:style>
    <style:style style:name="P65" style:family="paragraph" style:parent-style-name="Text_20_body" style:list-style-name="L2"/>
    <style:style style:name="P66" style:family="paragraph" style:parent-style-name="Text_20_body" style:list-style-name="L2">
      <style:text-properties officeooo:rsid="005569ee" officeooo:paragraph-rsid="005569ee"/>
    </style:style>
    <style:style style:name="P67" style:family="paragraph" style:parent-style-name="Text_20_body" style:list-style-name="L3"/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43723c" style:font-weight-asian="bold" style:font-weight-complex="bold"/>
    </style:style>
    <style:style style:name="T9" style:family="text">
      <style:text-properties fo:font-weight="bold" officeooo:rsid="00719988" style:font-weight-asian="bold" style:font-weight-complex="bold"/>
    </style:style>
    <style:style style:name="T10" style:family="text">
      <style:text-properties fo:font-weight="bold" officeooo:rsid="005569ee" style:font-weight-asian="bold" style:font-weight-complex="bold"/>
    </style:style>
    <style:style style:name="T11" style:family="text">
      <style:text-properties officeooo:rsid="00103c23"/>
    </style:style>
    <style:style style:name="T12" style:family="text">
      <style:text-properties officeooo:rsid="002e03b8"/>
    </style:style>
    <style:style style:name="T13" style:family="text">
      <style:text-properties officeooo:rsid="002f6506"/>
    </style:style>
    <style:style style:name="T14" style:family="text">
      <style:text-properties officeooo:rsid="003a729b"/>
    </style:style>
    <style:style style:name="T15" style:family="text">
      <style:text-properties officeooo:rsid="003b8f9a"/>
    </style:style>
    <style:style style:name="T16" style:family="text">
      <style:text-properties officeooo:rsid="0040ef49"/>
    </style:style>
    <style:style style:name="T17" style:family="text">
      <style:text-properties officeooo:rsid="0043723c"/>
    </style:style>
    <style:style style:name="T18" style:family="text">
      <style:text-properties officeooo:rsid="00453a37"/>
    </style:style>
    <style:style style:name="T19" style:family="text">
      <style:text-properties officeooo:rsid="0049c782"/>
    </style:style>
    <style:style style:name="T20" style:family="text">
      <style:text-properties officeooo:rsid="004dd2d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03c23" style:font-weight-asian="normal" style:font-weight-complex="normal"/>
    </style:style>
    <style:style style:name="T23" style:family="text">
      <style:text-properties officeooo:rsid="00686e01"/>
    </style:style>
    <style:style style:name="T24" style:family="text">
      <style:text-properties officeooo:rsid="004f9d58"/>
    </style:style>
    <style:style style:name="T25" style:family="text">
      <style:text-properties fo:font-variant="normal" fo:text-transform="none" fo:color="#840032" style:text-line-through-style="none" style:text-line-through-type="none" style:font-name="Open Sans1" fo:font-size="11pt" fo:letter-spacing="normal" fo:font-style="normal" style:text-underline-style="none" fo:font-weight="bold" style:text-blinking="false" style:font-size-asian="11pt" style:font-size-complex="11pt"/>
    </style:style>
    <style:style style:name="T26" style:family="text">
      <style:text-properties style:font-name="Open Sans1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'exploitation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4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0">1 -Versions<text:tab/>4</text:p>
          <text:p text:style-name="P50">2 -Introduction<text:tab/>5</text:p>
          <text:p text:style-name="P51">2.1 -Objet du document<text:tab/>5</text:p>
          <text:p text:style-name="P51">2.2 -Références<text:tab/>5</text:p>
          <text:p text:style-name="P50">3 -Pré-requis<text:tab/>6</text:p>
          <text:p text:style-name="P51">3.1 -Système<text:tab/>6</text:p>
          <text:p text:style-name="P49">3.1.1 -Serveur de Base de données<text:tab/>6</text:p>
          <text:p text:style-name="P52">3.1.1.1 -Caractéristiques techniques<text:tab/>6</text:p>
          <text:p text:style-name="P49">3.1.2 -Serveur Web<text:tab/>6</text:p>
          <text:p text:style-name="P52">3.1.2.1 -Caractéristiques techniques<text:tab/>6</text:p>
          <text:p text:style-name="P49">3.1.3 -Serveur de Batches<text:tab/>6</text:p>
          <text:p text:style-name="P49">3.1.4 -Serveur de Fichiers<text:tab/>6</text:p>
          <text:p text:style-name="P51">3.2 -Bases de données<text:tab/>6</text:p>
          <text:p text:style-name="P51">3.3 -Web-services<text:tab/>6</text:p>
          <text:p text:style-name="P51">3.4 -Autres Ressources<text:tab/>6</text:p>
          <text:p text:style-name="P50">4 -Procédure de déploiement<text:tab/>7</text:p>
          <text:p text:style-name="P51">4.1 -Déploiement des Batches<text:tab/>7</text:p>
          <text:p text:style-name="P49">4.1.1 -Artefacts<text:tab/>7</text:p>
          <text:p text:style-name="P49">4.1.2 -Variables d'environnement<text:tab/>7</text:p>
          <text:p text:style-name="P49">4.1.3 -Configuration<text:tab/>7</text:p>
          <text:p text:style-name="P52">4.1.3.1 -Fichier xxx.yyy<text:tab/>8</text:p>
          <text:p text:style-name="P52">4.1.3.2 -Fichier zzz.ttt<text:tab/>8</text:p>
          <text:p text:style-name="P52">4.1.3.3 -Fichier ...<text:tab/>8</text:p>
          <text:p text:style-name="P49">4.1.4 -Ressources<text:tab/>8</text:p>
          <text:p text:style-name="P49">4.1.5 -Vérifications<text:tab/>8</text:p>
          <text:p text:style-name="P51">4.2 -Déploiement de l'Application Web<text:tab/>9</text:p>
          <text:p text:style-name="P49">4.2.1 -Artefacts<text:tab/>9</text:p>
          <text:p text:style-name="P49">4.2.2 -Environnement de l’application web<text:tab/>9</text:p>
          <text:p text:style-name="P52">4.2.2.1 -Variables d’environnement<text:tab/>9</text:p>
          <text:p text:style-name="P49">4.2.3 -Répertoire de configuration applicatif<text:tab/>9</text:p>
          <text:p text:style-name="P52">4.2.3.1 -Fichier xxx.yyy<text:tab/>9</text:p>
          <text:p text:style-name="P49">4.2.4 -DataSources<text:tab/>9</text:p>
          <text:p text:style-name="P49">4.2.5 -Ressources<text:tab/>10</text:p>
          <text:p text:style-name="P49">4.2.6 -Vérifications<text:tab/>10</text:p>
          <text:p text:style-name="P50">5 -Procédure de démarrage / arrêt<text:tab/>11</text:p>
          <text:p text:style-name="P51">5.1 -Base de données<text:tab/>11</text:p>
          <text:p text:style-name="P51">5.2 -Batches<text:tab/>11</text:p>
          <text:p text:style-name="P51">5.3 -Application web<text:tab/>11</text:p>
          <text:p text:style-name="P50">6 -Procédure de mise à jour<text:tab/>12</text:p>
          <text:p text:style-name="P51">6.1 -Base de données<text:tab/>12</text:p>
          <text:p text:style-name="P51">6.2 -Batches<text:tab/>12</text:p>
          <text:p text:style-name="P51">6.3 -Application web<text:tab/>12</text:p>
          <text:p text:style-name="P50">7 -Supervision/Monitoring<text:tab/>13</text:p>
          <text:p text:style-name="P51">7.1 -Supervision de l’application web<text:tab/>13</text:p>
          <text:p text:style-name="P50">8 -Procédure de sauvegarde et restauration<text:tab/>14</text:p>
          <text:p text:style-name="P50">9 -Glossaire<text:tab/>15</text:p>
        </text:index-body>
      </text:table-of-content>
      <text:p text:style-name="P44"/>
      <text:p text:style-name="P44"/>
      <text:h text:style-name="P61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8">Auteur</text:p>
          </table:table-cell>
          <table:table-cell table:style-name="Tableau7.A1" office:value-type="string">
            <text:p text:style-name="P4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8">Version</text:p>
          </table:table-cell>
        </table:table-row>
        <table:table-row table:style-name="Tableau7.2">
          <table:table-cell table:style-name="Tableau7.A2" office:value-type="string">
            <text:p text:style-name="P25">J. Rouzic</text:p>
          </table:table-cell>
          <table:table-cell table:style-name="Tableau7.B2" office:value-type="string">
            <text:p text:style-name="P22"><text:span text:style-name="T23">06</text:span>/<text:span text:style-name="T23">05</text:span>/<text:span text:style-name="T23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45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2">dossier d’exploitation </text:span>de l'application <text:span text:style-name="T20">OC-Pizza</text:span></text:p>
      <text:h text:style-name="Heading_20_2" text:outline-level="2">Références</text:h>
      <text:p text:style-name="Text_20_body">Pour de plus amples informations, se référer :</text:p>
      <text:list xml:id="list2509820409" text:style-name="L1">
        <text:list-item>
          <text:p text:style-name="P63"><text:span text:style-name="T6">D</text:span><text:span text:style-name="T9">oc</text:span><text:span text:style-name="T6"> </text:span><text:span text:style-name="T7">2 - Dossier de conception </text:span><text:span text:style-name="T6">fonctionnelle</text:span><text:span text:style-name="T7">.odt</text:span><text:span text:style-name="T6"> : </text:span><text:span text:style-name="T21">Dossier de </text:span><text:span text:style-name="T22">conception</text:span><text:span text:style-name="T21"> fonctionnelle de l'application</text:span></text:p>
        </text:list-item>
        <text:list-item>
          <text:p text:style-name="P62"><text:span text:style-name="T6">D</text:span><text:span text:style-name="T9">oc</text:span><text:span text:style-name="T6"> </text:span><text:span text:style-name="T7">2 - Dossier de conception technique.odt</text:span> : Dossier de <text:span text:style-name="T11">conception</text:span> technique de l'application</text:p>
        </text:list-item>
        <text:list-item>
          <text:p text:style-name="P64">Doc 4 - PV Livraison</text:p>
        </text:list-item>
      </text:list>
      <text:h text:style-name="P59" text:outline-level="1">Pré-requis</text:h>
      <text:h text:style-name="Heading_20_2" text:outline-level="2">Système</text:h>
      <text:h text:style-name="Heading_20_3" text:outline-level="3">Serveur de Base de données</text:h>
      <text:p text:style-name="P42"><text:span text:style-name="T24">L’herbegeur choisit est clever-cloud : </text:span><text:a xlink:type="simple" xlink:href="http://clever-cloud.com/" office:target-frame-name="_blank" xlink:show="new" text:style-name="Internet_20_link" text:visited-style-name="Visited_20_Internet_20_Link"><text:span text:style-name="T25">http://clever-cloud.com/</text:span></text:a><text:span text:style-name="T26"> </text:span></text:p>
      <text:p text:style-name="P32"><text:span text:style-name="T21">Serveur de base de données : </text:span><text:span text:style-name="T24">addon clever-cloud pour postgreSQL</text:span></text:p>
      <text:h text:style-name="Heading_20_4" text:outline-level="4">Caractéristiques techniques</text:h>
      <text:p text:style-name="P33"/>
      <text:p text:style-name="P34"><text:span text:style-name="T21">Nom de la solution chez clever-cloud : </text:span>XS Big Space</text:p>
      <text:p text:style-name="P34">Type de serveur : serveur dédié</text:p>
      <text:p text:style-name="P34">Système de log : oui</text:p>
      <text:p text:style-name="P34">Taille maximale de la base de donnée : 15GB</text:p>
      <text:p text:style-name="P34">Maximum de connections : 75</text:p>
      <text:p text:style-name="P34">Mémoire vive : 1GB</text:p>
      <text:h text:style-name="Heading_20_3" text:outline-level="3">Serveur Web</text:h>
      <text:p text:style-name="P35">Serveur physique ou virtuel hébergeant l'application web.</text:p>
      <text:p text:style-name="P35">Hébergé chez un plateform as a service (clever-cloud)</text:p>
      <text:h text:style-name="P57" text:outline-level="4">Caractéristiques techniques</text:h>
      <text:p text:style-name="P43"/>
      <text:h text:style-name="Heading_20_2" text:outline-level="2">Bases de données</text:h>
      <text:p text:style-name="Text_20_body">Les bases de données et schémas suivants doivent être accessibles et à jour :</text:p>
      <text:list xml:id="list3142983722" text:style-name="L2">
        <text:list-item>
          <text:p text:style-name="P65"><text:span text:style-name="T10">db-ocpizza</text:span><text:span text:style-name="T6"> :</text:span> <text:span text:style-name="T13">version 1.0</text:span></text:p>
        </text:list-item>
        <text:list-item>
          <text:p text:style-name="P66"><text:span text:style-name="T6">schéma :</text:span> public</text:p>
        </text:list-item>
      </text:list>
      <text:p text:style-name="P36"/>
      <text:h text:style-name="P59" text:outline-level="1">Procédure de déploiement</text:h>
      <text:h text:style-name="P53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17">d’environnement</text:span></text:h>
      <text:p text:style-name="P37">Le serveur d'application JOnAS doit être exécuté avec la variable d'environnement suivante définie au démarrage. Elle est nécessaire afin de récupérer le répertoire contenant les fichiers de configuration de l'application :</text:p>
      <text:p text:style-name="P46">-D<text:span text:style-name="T17">com</text:span>.<text:span text:style-name="T17">ocpizza.apps</text:span>.conf=$home_application_conf_directory</text:p>
      <text:p text:style-name="P37"/>
      <text:p text:style-name="P37">INFO : il ne faut pas mettre de « / » à la fin de la valeur de la variable et ne pas utiliser d'espace dans le chemin.</text:p>
      <text:h text:style-name="P55" text:outline-level="3">Répertoire de configuration applicatif</text:h>
      <text:p text:style-name="P37">Le répertoire de configuration applicatif doit être créé sur le <text:span text:style-name="T17">système de fichier</text:span> et définit de la façon suivante :</text:p>
      <text:p text:style-name="P46">$home_application_conf_directory/<text:span text:style-name="T17">applicationX</text:span></text:p>
      <text:p text:style-name="Text_20_body">… <text:span text:style-name="T18">fichiers de configuration… :</text:span></text:p>
      <text:list xml:id="list3478745896" text:style-name="L3">
        <text:list-item>
          <text:p text:style-name="P67">...</text:p>
        </text:list-item>
      </text:list>
      <text:h text:style-name="P58" text:outline-level="4">Fichier <text:span text:style-name="T14">xxx</text:span>.<text:span text:style-name="T14">yyy</text:span></text:h>
      <text:p text:style-name="Text_20_body">...</text:p>
      <text:h text:style-name="P55" text:outline-level="3">Data<text:span text:style-name="T17">S</text:span>ources</text:h>
      <text:p text:style-name="P38">Les accès aux bases de données doivent se configurer à l'aide des fichiers…</text:p>
      <text:p text:style-name="P38"/>
      <text:p text:style-name="P41">Le fichier de drivers <text:span text:style-name="T8">postgresql</text:span><text:span text:style-name="T6"> (</text:span><text:span text:style-name="T8">postgresql</text:span><text:span text:style-name="T6">-</text:span><text:span text:style-name="T8">9</text:span><text:span text:style-name="T6">.2.</text:span><text:span text:style-name="T8">x</text:span><text:span text:style-name="T6">.)</text:span> doit être déposé dans le répertoire :</text:p>
      <text:p text:style-name="P46">$home_<text:span text:style-name="T17">server</text:span>/lib/ext</text:p>
      <text:p text:style-name="Text_20_body">...</text:p>
      <text:h text:style-name="P55" text:outline-level="3"><text:soft-page-break/>Ressources</text:h>
      <text:p text:style-name="P37">...</text:p>
      <text:h text:style-name="P56" text:outline-level="3">Vérifications</text:h>
      <text:p text:style-name="P40">Afin de vérifier le bon déploiement de <text:span text:style-name="T19">l’application</text:span>, faire ceci…</text:p>
      <text:p text:style-name="P40"/>
      <text:h text:style-name="P60" text:outline-level="1">Procédure de démarrage / arrêt</text:h>
      <text:h text:style-name="Heading_20_2" text:outline-level="2">Base de donné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16">B</text:span>ase de données</text:h>
      <text:p text:style-name="Text_20_body"/>
      <text:h text:style-name="Heading_20_2" text:outline-level="2"><text:span text:style-name="T16">A</text:span>pplication web</text:h>
      <text:h text:style-name="Heading_20_1" text:outline-level="1"><text:span text:style-name="T15">Supervision</text:span>/Monitoring</text:h>
      <text:h text:style-name="P54" text:outline-level="2"><text:span text:style-name="T15">Supervision</text:span> de l’application web</text:h>
      <text:p text:style-name="P39">Afin de tester que l’application web est toujours fonctionnelles, faire ceci…</text:p>
      <text:p text:style-name="P39"/>
      <text:h text:style-name="Heading_20_1" text:outline-level="1">Procédure de sauvegarde <text:span text:style-name="T15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4acf49" officeooo:paragraph-rsid="004acf49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2</text:page-number><text:s/>/ <text:page-count>1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2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'exploitation</dc:title>
    <meta:document-statistic meta:table-count="7" meta:image-count="1" meta:object-count="0" meta:page-count="12" meta:paragraph-count="145" meta:word-count="721" meta:character-count="4418" meta:non-whitespace-character-count="3872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